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94">
            <text:p>494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68">
            <text:p>568</text:p>
          </table:table-cell>
          <table:table-cell table:style-name="ce23" office:value-type="float" office:value="52">
            <text:p>5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47">
            <text:p>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03">
            <text:p>2103</text:p>
          </table:table-cell>
          <table:table-cell table:style-name="ce23" office:value-type="float" office:value="174">
            <text:p>1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19">
            <text:p>71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09">
            <text:p>60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67">
            <text:p>6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4">
            <text:p>24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024">
            <text:p>2024</text:p>
          </table:table-cell>
          <table:table-cell table:style-name="ce23" office:value-type="float" office:value="321">
            <text:p>3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781">
            <text:p>3781</text:p>
          </table:table-cell>
          <table:table-cell table:style-name="ce23" office:value-type="float" office:value="663">
            <text:p>66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884">
            <text:p>5884</text:p>
          </table:table-cell>
          <table:table-cell table:style-name="ce23" office:value-type="float" office:value="837">
            <text:p>83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